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P7" style:family="paragraph" style:parent-style-name="Standard">
      <style:text-properties officeooo:rsid="002e9776" officeooo:paragraph-rsid="002e9776"/>
    </style:style>
    <style:style style:name="P8" style:family="paragraph" style:parent-style-name="Standard">
      <style:text-properties officeooo:rsid="002e9776" officeooo:paragraph-rsid="002e9776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cdd7f"/>
    </style:style>
    <style:style style:name="T6" style:family="text">
      <style:text-properties officeooo:rsid="002f3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5">2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7"><text:a xlink:type="simple" xlink:href="https://coderprog.com/aws-development-fundamentals/" text:style-name="Internet_20_link" text:visited-style-name="Visited_20_Internet_20_Link">HTTPS://CODERPROG.COM/AWS-DEVELOPMENT-FUNDAMENTALS/</text:a><text:span text:style-name="T6">1de3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15T17:00:31.375488866</dc:date>
    <meta:editing-duration>PT19M36S</meta:editing-duration>
    <meta:editing-cycles>17</meta:editing-cycles>
    <meta:document-statistic meta:table-count="0" meta:image-count="0" meta:object-count="0" meta:page-count="1" meta:paragraph-count="6" meta:word-count="6" meta:character-count="370" meta:non-whitespace-character-count="370"/>
  </office:meta>
</office:document-meta>
</file>